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list-style-name="L1">
      <style:text-properties fo:language="en" fo:country="US"/>
    </style:style>
    <style:style style:name="P3" style:family="paragraph" style:parent-style-name="Standard" style:list-style-name="L2">
      <style:text-properties fo:language="en" fo:country="US"/>
    </style:style>
    <style:style style:name="P4" style:family="paragraph" style:parent-style-name="Heading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neswitch</text:p>
      <text:p text:style-name="P1"/>
      <text:table-of-content text:style-name="Sect1" text:protected="true" text:name="Оглавление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Contents</text:p>
          </text:index-title>
          <text:p text:style-name="P5">Description<text:tab/>1</text:p>
          <text:p text:style-name="P5">Screens<text:tab/>1</text:p>
        </text:index-body>
      </text:table-of-content>
      <text:p text:style-name="P1"/>
      <text:p text:style-name="P1"/>
      <text:h text:style-name="Heading_20_2" text:outline-level="2">Description</text:h>
      <text:p text:style-name="P1"/>
      <text:p text:style-name="P1">A car drives down the highway, dodging traffic. Every dodged car increases score. The speed rises constantly.</text:p>
      <text:p text:style-name="P1"/>
      <text:h text:style-name="Heading_20_2" text:outline-level="2">Screens</text:h>
      <text:p text:style-name="P1"/>
      <text:list xml:id="list8302944438020587485" text:style-name="L1">
        <text:list-item>
          <text:p text:style-name="P2">Main menu</text:p>
          <text:list>
            <text:list-item>
              <text:p text:style-name="P2">Game title</text:p>
            </text:list-item>
            <text:list-item>
              <text:p text:style-name="P2">“Play” button</text:p>
            </text:list-item>
            <text:list-item>
              <text:p text:style-name="P2">“Quit” button</text:p>
            </text:list-item>
          </text:list>
        </text:list-item>
      </text:list>
      <text:list xml:id="list5488192342599629640" text:style-name="L2">
        <text:list-item>
          <text:p text:style-name="P3">Game scre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8-08T13:42:56.79</meta:creation-date>
    <dc:date>2021-08-08T14:32:15.86</dc:date>
    <meta:editing-duration>PT49M20S</meta:editing-duration>
    <meta:editing-cycles>7</meta:editing-cycles>
    <meta:generator>OpenOffice/4.1.7$Win32 OpenOffice.org_project/417m1$Build-9800</meta:generator>
    <meta:document-statistic meta:table-count="0" meta:image-count="0" meta:object-count="0" meta:page-count="1" meta:paragraph-count="12" meta:word-count="41" meta:character-count="227"/>
  </office:meta>
</office:document-meta>
</file>